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22c43" officeooo:paragraph-rsid="00022c43"/>
    </style:style>
    <style:style style:name="P2" style:family="paragraph" style:parent-style-name="Text_20_body">
      <style:text-properties officeooo:rsid="00022c43" officeooo:paragraph-rsid="00022c43"/>
    </style:style>
    <style:style style:name="P3" style:family="paragraph" style:parent-style-name="Text_20_body">
      <style:text-properties style:font-name="Liberation Mono"/>
    </style:style>
    <style:style style:name="P4" style:family="paragraph" style:parent-style-name="Text_20_body">
      <style:text-properties style:font-name="Liberation Mono" officeooo:rsid="00022c43" officeooo:paragraph-rsid="00022c43"/>
    </style:style>
    <style:style style:name="P5" style:family="paragraph" style:parent-style-name="Text_20_body">
      <style:text-properties style:font-name="Liberation Mono" officeooo:paragraph-rsid="0004e8c3"/>
    </style:style>
    <style:style style:name="P6" style:family="paragraph" style:parent-style-name="Text_20_body">
      <style:text-properties style:font-name="Liberation Mono" officeooo:rsid="000642af" officeooo:paragraph-rsid="000642af"/>
    </style:style>
    <style:style style:name="P7" style:family="paragraph" style:parent-style-name="Text_20_body">
      <style:text-properties style:font-name="Liberation Serif" officeooo:rsid="00022c43" officeooo:paragraph-rsid="00022c43"/>
    </style:style>
    <style:style style:name="P8" style:family="paragraph" style:parent-style-name="Text_20_body">
      <style:text-properties officeooo:paragraph-rsid="0004e8c3"/>
    </style:style>
    <style:style style:name="P9" style:family="paragraph" style:parent-style-name="Text_20_body">
      <style:text-properties officeooo:rsid="000642af" officeooo:paragraph-rsid="000642af"/>
    </style:style>
    <style:style style:name="P10" style:family="paragraph" style:parent-style-name="Text_20_body">
      <style:text-properties officeooo:rsid="00078c34" officeooo:paragraph-rsid="00078c34"/>
    </style:style>
    <style:style style:name="P11" style:family="paragraph" style:parent-style-name="Text_20_body">
      <style:text-properties officeooo:rsid="00026b47" officeooo:paragraph-rsid="0004e8c3"/>
    </style:style>
    <style:style style:name="P12" style:family="paragraph" style:parent-style-name="Text_20_body">
      <style:text-properties style:font-name="Liberation Serif" officeooo:rsid="00026b47"/>
    </style:style>
    <style:style style:name="P13" style:family="paragraph" style:parent-style-name="Text_20_body">
      <style:text-properties style:font-name="Liberation Serif" officeooo:rsid="00022c43" officeooo:paragraph-rsid="00022c43"/>
    </style:style>
    <style:style style:name="P14" style:family="paragraph" style:parent-style-name="Text_20_body">
      <style:text-properties style:font-name="Liberation Serif" officeooo:rsid="00022c43" officeooo:paragraph-rsid="000fa938"/>
    </style:style>
    <style:style style:name="P15" style:family="paragraph" style:parent-style-name="Text_20_body">
      <style:text-properties style:font-name="Liberation Mono" officeooo:paragraph-rsid="0004e8c3"/>
    </style:style>
    <style:style style:name="P16" style:family="paragraph" style:parent-style-name="Text_20_body">
      <style:text-properties style:font-name="Liberation Mono" officeooo:rsid="00022c43" officeooo:paragraph-rsid="00022c43"/>
    </style:style>
    <style:style style:name="P17" style:family="paragraph" style:parent-style-name="Text_20_body">
      <style:text-properties style:font-name="Liberation Mono" officeooo:rsid="000fa938" officeooo:paragraph-rsid="000fa938"/>
    </style:style>
    <style:style style:name="P18" style:family="paragraph" style:parent-style-name="Heading_20_1">
      <style:text-properties officeooo:rsid="00022c43" officeooo:paragraph-rsid="00022c43"/>
    </style:style>
    <style:style style:name="P19" style:family="paragraph" style:parent-style-name="Heading_20_1">
      <style:text-properties officeooo:rsid="000642af" officeooo:paragraph-rsid="000642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6b47"/>
    </style:style>
    <style:style style:name="T3" style:family="text">
      <style:text-properties officeooo:rsid="000e8c64"/>
    </style:style>
    <style:style style:name="T4" style:family="text">
      <style:text-properties officeooo:rsid="000f42bd"/>
    </style:style>
    <style:style style:name="T5" style:family="text">
      <style:text-properties officeooo:rsid="000fa938"/>
    </style:style>
    <style:style style:name="T6" style:family="text">
      <style:text-properties officeooo:rsid="00022c43"/>
    </style:style>
    <style:style style:name="T7" style:family="text">
      <style:text-properties officeooo:rsid="000fe3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 настройке buildroot для <text:span text:style-name="T5">Allwinner V3S</text:span>.</text:p>
      <text:p text:style-name="P2">Как по порядку настроить buildroot c ядром 4.14 для того, чтобы работал дисплей с capacitive touch touch и WiFi.</text:p>
      <text:p text:style-name="P2">Buildroot это достаточно удобная среда, для сборки embedded linux. Она объединяет вместе ядро линукса, uboot и busybox. Ядро 4.14 мне кажется всё ещё достаточно новым. Например Ubuntu, с которой я пишу текст имеет ядро 4.15.</text:p>
      <text:h text:style-name="P18" text:outline-level="1">Первоначальная установка buildroot.</text:h>
      <text:p text:style-name="P2">По ссылке <text:a xlink:type="simple" xlink:href="https://github.com/Squonk42/buildroot-licheepi-zero" text:style-name="Internet_20_link" text:visited-style-name="Visited_20_Internet_20_Link">https://github.com/Squonk42/buildroot-licheepi-zero</text:a> есть buildroot заточенный для Allwinner V3S и Lichee PI. Поэтому копируем оттуда основную ветку и в корневой директории пишем:</text:p>
      <text:p text:style-name="P2">make licheepi_zero_defconfig</text:p>
      <text:p text:style-name="P2">make</text:p>
      <text:p text:style-name="P2">И долго долго ждем, когда соберётся первоначальная версия. Она будет без работающего дисплея, но уже с uart/<text:span text:style-name="T4">i2c</text:span>/ethernet(проводной)/LRADC работающими.</text:p>
      <text:p text:style-name="P2">Дальше можно проверить, что оно как-то работает. </text:p>
      <text:p text:style-name="P2">Записать на SD карту можно например так:</text:p>
      <text:p text:style-name="P4">sudo dd if=output/images/sdcard.img of=/dev/sdc bs=4M oflag=dsync</text:p>
      <text:p text:style-name="P2">/dev/sdc - это имя вашей sd карты, надо быть <text:span text:style-name="T1">акуратнее</text:span>, чтобы случайно диск какой не отформатировать.</text:p>
      <text:p text:style-name="P2">Подключать переходник USB&lt;&gt;UART надо к uart0, это пины IO-B09, IO-B08</text:p>
      <text:p text:style-name="P2">После этого можно воткнуть SD карту, включить устройство и подсоединиться используя команды</text:p>
      <text:p text:style-name="P4">cu -l /dev/ttyUSB0 -s 115200</text:p>
      <text:p text:style-name="P4">screen /dev/ttySUSB0 115200</text:p>
      <text:p text:style-name="P4">Login: root</text:p>
      <text:p text:style-name="P4">Password: licheepi</text:p>
      <text:h text:style-name="Heading_20_1" text:outline-level="1"><text:span text:style-name="T2">И</text:span>нициализация дисплея в uboot.</text:h>
      <text:p text:style-name="Text_20_body">Запускаем </text:p>
      <text:p text:style-name="P3">make uboot-nconfig</text:p>
      <text:p text:style-name="P7">выставляем такие значения</text:p>
      <text:p text:style-name="P4"><text:soft-page-break/>ARM architecture-&gt; </text:p>
      <text:p text:style-name="P4"><text:tab/>LCD panel timing details (x:800,y:480,depth:18,pclk_khz:33000,le:87,ri:40,up:31,lo:13,hs:1,vs:1,sync:3,vmode:0) </text:p>
      <text:p text:style-name="P4"><text:tab/>(PB4) LCD Panel backlight PWM</text:p>
      <text:p text:style-name="P4"><text:tab/>() LCD panel backlight pwm is inverted &lt;- тут не должно быть галочки</text:p>
      <text:p text:style-name="P4"/>
      <text:p text:style-name="P7">Далее компилируем его</text:p>
      <text:p text:style-name="P4">make uboot-rebuild</text:p>
      <text:p text:style-name="P4">make</text:p>
      <text:p text:style-name="P7">После записи на SD карту можно будет увидеть картинку пингвина (это uboot присует) и лог на экране, который уже linux пишет.</text:p>
      <text:p text:style-name="P17">(Внимание! <text:span text:style-name="T6">PB4 </text:span>не используется для PWM в плате balmer_allwinner_v3s_v2)</text:p>
      <text:p text:style-name="P14"/>
      <text:h text:style-name="Heading_20_1" text:outline-level="1"><text:span text:style-name="T2">Н</text:span>астраиваем Capacitive touch screen.</text:h>
      <text:p text:style-name="Text_20_body">В нашем случае он на FT5446, и для него подходят <text:span text:style-name="T2">драйвера </text:span>ft5x06 которые и так есть в linux. Надо только скомпилировать драйвера и приписать соответсвующие строчки описания железа в dts файл.</text:p>
      <text:p text:style-name="Text_20_body">Нас интересуют следующие файлы:</text:p>
      <text:p text:style-name="Text_20_body">sun8i-v3s-licheepi-zero.dts</text:p>
      <text:p text:style-name="Text_20_body">sun8i-v3s.dtsi</text:p>
      <text:p text:style-name="Text_20_body">В файле sun8i-v3s.dtsi в секции pio: надо определить секцию</text:p>
      <text:p text:style-name="P3"><text:tab/>edt_ft5x06_pins: edt_ft5x06_pins@0 {</text:p>
      <text:p text:style-name="P3"><text:tab/><text:tab/>pins = "PB0", "PB1";</text:p>
      <text:p text:style-name="P3"><text:tab/><text:tab/>function = "gpio_in";</text:p>
      <text:p text:style-name="P3"><text:tab/>};</text:p>
      <text:p text:style-name="P3"/>
      <text:p text:style-name="P8"><text:span text:style-name="T2">Э</text:span>то наши пины для reset и interrupt для touch screen.</text:p>
      <text:p text:style-name="P8">В файле sun8i-v3s-licheepi-zero.dts:</text:p>
      <text:p text:style-name="P8">Добавить секцию (и убрать секцию со старым resistive touch в колторой ns2009 драйвера используются)</text:p>
      <text:p text:style-name="P5">&amp;i2c0 {</text:p>
      <text:p text:style-name="P5"><text:soft-page-break/><text:s text:c="4"/>status = "okay";</text:p>
      <text:p text:style-name="P5"/>
      <text:p text:style-name="P5"><text:s text:c="4"/>polytouch: edt-ft5x06@38 {</text:p>
      <text:p text:style-name="P5"/>
      <text:p text:style-name="P5"><text:s text:c="8"/>compatible = "edt,edt-ft5406";</text:p>
      <text:p text:style-name="P5"><text:s text:c="8"/>reg = &lt;0x38&gt;;</text:p>
      <text:p text:style-name="P5"><text:tab/><text:tab/>interrupt-parent = &lt;&amp;pio&gt;;</text:p>
      <text:p text:style-name="P5"><text:tab/><text:tab/>interrupts = &lt;1 3 IRQ_TYPE_EDGE_FALLING&gt;; //PB3</text:p>
      <text:p text:style-name="P5"><text:tab/><text:tab/>reset-gpios = &lt;&amp;pio 1 2 GPIO_ACTIVE_LOW&gt;; //PB2</text:p>
      <text:p text:style-name="P5"><text:tab/><text:tab/>pinctrl-names = "default";</text:p>
      <text:p text:style-name="P5"><text:tab/><text:tab/>pinctrl-0 = &lt;&amp;edt_ft5x06_pins&gt;;</text:p>
      <text:p text:style-name="P5"><text:s text:c="4"/>};</text:p>
      <text:p text:style-name="P5">};</text:p>
      <text:p text:style-name="P11">Находятся они по таким путям</text:p>
      <text:p text:style-name="Text_20_body"><text:tab/>output/build/linux-zero-4.14.y/arch/arm/boot/dts/sun8i-v3s.dtsi</text:p>
      <text:p text:style-name="Text_20_body"><text:tab/>output/build/linux-zero-4.14.y/arch/arm/boot/dts/sun8i-v3s-licheepi-zero.dts</text:p>
      <text:p text:style-name="Text_20_body">Так-же надо разрешить наши touch драйвера (и запретить от resistive touch screen)</text:p>
      <text:p text:style-name="P3">make linux-nconfig</text:p>
      <text:p text:style-name="P12">И ищем там настройки touchscreen.</text:p>
      <text:p text:style-name="P3">Device Drivers-&gt;Input device support-&gt;Touchscreens</text:p>
      <text:p text:style-name="P3"><text:tab/>Nsiway NS2009 touchscreen - убрать звездочку</text:p>
      <text:p text:style-name="P3"><text:tab/>EDT FocalTech FT5x06 I2C Touchscreen support - поставить звездочку</text:p>
      <text:p text:style-name="P3"/>
      <text:p text:style-name="Text_20_body">после этого пересобираем</text:p>
      <text:p text:style-name="P3">make linux-rebuild</text:p>
      <text:p text:style-name="P3">make</text:p>
      <text:p text:style-name="P9">Touch <text:span text:style-name="T7">подключается так (можно по схеме посмотреть)</text:span></text:p>
      <text:p text:style-name="P9"><text:tab/>PB<text:span text:style-name="T7">3</text:span> - PIN4 INT</text:p>
      <text:p text:style-name="P9"><text:tab/>PB<text:span text:style-name="T7">2</text:span> - PIN3 RST</text:p>
      <text:p text:style-name="P9"><text:tab/>PB6 - PIN6 SCL</text:p>
      <text:p text:style-name="P9"><text:tab/>PB7 - PIN5 SDA</text:p>
      <text:p text:style-name="P9"><text:soft-page-break/><text:tab/>Ну и GND, VCC соответственно к земле и 3.3V</text:p>
      <text:p text:style-name="P9">Само устройство будет по пути.</text:p>
      <text:p text:style-name="P9">/dev/input/event1</text:p>
      <text:p text:style-name="P9">Можно также запустить <text:s/>на устройстве.</text:p>
      <text:p text:style-name="P9">i2cdetect -y 0</text:p>
      <text:p text:style-name="P9">и увидеть</text:p>
      <text:p text:style-name="P6"><text:s text:c="5"/>0 <text:s/>1 <text:s/>2 <text:s/>3 <text:s/>4 <text:s/>5 <text:s/>6 <text:s/>7 <text:s/>8 <text:s/>9 <text:s/>a <text:s/>b <text:s/>c <text:s/>d <text:s/>e <text:s/>f</text:p>
      <text:p text:style-name="P6">00: <text:s text:c="9"/>-- -- -- -- -- -- -- -- -- -- -- -- -- </text:p>
      <text:p text:style-name="P6">10: -- -- -- -- -- -- -- -- -- -- -- -- -- -- -- -- </text:p>
      <text:p text:style-name="P6">20: -- -- -- -- -- -- -- -- -- -- -- -- -- -- -- -- </text:p>
      <text:p text:style-name="P6">30: -- -- -- -- -- -- -- -- UU -- -- -- -- -- -- -- </text:p>
      <text:p text:style-name="P6">40: -- -- -- -- -- -- -- -- 48 -- -- -- -- -- -- -- </text:p>
      <text:p text:style-name="P6">50: -- -- -- -- -- -- -- -- -- -- -- -- -- -- -- -- </text:p>
      <text:p text:style-name="P6">60: -- -- -- -- -- -- -- -- -- -- -- -- -- -- -- -- </text:p>
      <text:p text:style-name="P6">70: -- -- -- -- -- -- -- -- <text:s text:c="23"/></text:p>
      <text:p text:style-name="P9">UU на адресе 0x38 <text:s/>значит, что он используется драйвером Touch.</text:p>
      <text:h text:style-name="P19" text:outline-level="1">Настройка WiFi.</text:h>
      <text:p text:style-name="P10">Собственно говоря тут всё работает практически «из коробки». Надо лишь загрузить драйвер r8723bs.ko (т. к. он не встроен в ядро) и настроить wpa_supplicant.</text:p>
      <text:p text:style-name="P10">Для этого добавил файл /etc/init.d/S30wifi_driver в процесс загрузки.</text:p>
      <text:p text:style-name="P10">Этот файл можно ручками скопировать после сборки. Но лично мне кажется, что лучше встроить это в процесс сборки, тем более buildroot предлагает такой вариант.</text:p>
      <text:p text:style-name="P10">В файле .config изменяем на BR2_ROOTFS_OVERLAY="../buildroot_additional/rootfs_overlay" и всё, что в папке rootfs_overlay будет копироваться на наш диск с linux.</text:p>
      <text:p text:style-name="P10"/>
      <text:p text:style-name="P10">Далее, необходимо добавить и настроить wpa_supplicant. </text:p>
      <text:p text:style-name="P10">Запускается он в файле rootfs_overlay/etc/network/interfaces</text:p>
      <text:p text:style-name="P10">Файл /etc/balmer_SSID.conf - это имя нашей WiFi сети и пароль к ней. </text:p>
      <text:p text:style-name="P10">Герерируется этот файл при помощи команды wpa_passphrase wifi_name wifi_password &gt; balmer_SSID.conf</text:p>
      <text:p text:style-name="P10"/>
      <text:p text:style-name="P10">После этого делаем make и в нашем образе диска должны появиться файлы</text:p>
      <text:p text:style-name="P10"><text:soft-page-break/>/etc/balmer_SSID.conf</text:p>
      <text:p text:style-name="P10">/etc/init.d/S30wifi_driver</text:p>
      <text:p text:style-name="P10">/etc/network/interfaces</text:p>
      <text:p text:style-name="P10"/>
      <text:p text:style-name="P10">После этого WiFi будет запускаться и подключаться в процессе загрузки устройства.</text:p>
      <text:p text:style-name="P10"/>
      <text:p text:style-name="P10">После загрузки можно запустить ifconfig и увидеть, что появился wlan0</text:p>
      <text:p text:style-name="P10">wlan0 <text:s text:c="4"/>Link encap:Ethernet <text:s/>HWaddr CC:D2:9B:4B:8C:AD <text:s/></text:p>
      <text:p text:style-name="P10"><text:s text:c="10"/>inet addr:192.168.1.46 <text:s/>Bcast:192.168.1.255 <text:s/>Mask:255.255.255.0</text:p>
      <text:p text:style-name="P10"><text:s/></text:p>
      <text:p text:style-name="P10">либо воспользоваться командами ping или wget которые есть в сборке по умолчанию.</text:p>
      <text:p text:style-name="P10"/>
      <text:h text:style-name="Heading_20_1" text:outline-level="1"><text:span text:style-name="T3">Как о</text:span>тключить вывод консоли на экран.</text:h>
      <text:p text:style-name="P10">В файле board/licheepi/boot.cmd заменяем первую строчку на такую</text:p>
      <text:p text:style-name="P10">setenv bootargs console=ttyS0,115200 panic=5 rootwait consoleblank=0 vt.global_cursor_default=0 root=/dev/mmcblk0p2 earlyprintk rw</text:p>
      <text:p text:style-name="P10">Это отключит как вывод консольных сообщений на экран, так и мигающий курсор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3:01:34.610821932</meta:creation-date>
    <dc:date>2021-04-15T17:08:50.789870231</dc:date>
    <meta:editing-duration>PT24M2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112" meta:word-count="826" meta:character-count="5722" meta:non-whitespace-character-count="4863"/>
  </office:meta>
</office:document-meta>
</file>